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35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i.imgur.com/eb4N2PY.jpg" text:style-name="Internet_20_link" text:visited-style-name="Visited_20_Internet_20_Link">http</text:a><text:a xlink:type="simple" xlink:href="http://i.imgur.com/eb4N2PY.jpg" text:style-name="Internet_20_link" text:visited-style-name="Visited_20_Internet_20_Link">://</text:a><text:a xlink:type="simple" xlink:href="http://i.imgur.com/eb4N2PY.jpg" text:style-name="Internet_20_link" text:visited-style-name="Visited_20_Internet_20_Link">i</text:a><text:a xlink:type="simple" xlink:href="http://i.imgur.com/eb4N2PY.jpg" text:style-name="Internet_20_link" text:visited-style-name="Visited_20_Internet_20_Link">.</text:a><text:a xlink:type="simple" xlink:href="http://i.imgur.com/eb4N2PY.jpg" text:style-name="Internet_20_link" text:visited-style-name="Visited_20_Internet_20_Link">imgur</text:a><text:a xlink:type="simple" xlink:href="http://i.imgur.com/eb4N2PY.jpg" text:style-name="Internet_20_link" text:visited-style-name="Visited_20_Internet_20_Link">.</text:a><text:a xlink:type="simple" xlink:href="http://i.imgur.com/eb4N2PY.jpg" text:style-name="Internet_20_link" text:visited-style-name="Visited_20_Internet_20_Link">com</text:a><text:a xlink:type="simple" xlink:href="http://i.imgur.com/eb4N2PY.jpg" text:style-name="Internet_20_link" text:visited-style-name="Visited_20_Internet_20_Link">/</text:a><text:a xlink:type="simple" xlink:href="http://i.imgur.com/eb4N2PY.jpg" text:style-name="Internet_20_link" text:visited-style-name="Visited_20_Internet_20_Link">eb</text:a><text:a xlink:type="simple" xlink:href="http://i.imgur.com/eb4N2PY.jpg" text:style-name="Internet_20_link" text:visited-style-name="Visited_20_Internet_20_Link">4</text:a><text:a xlink:type="simple" xlink:href="http://i.imgur.com/eb4N2PY.jpg" text:style-name="Internet_20_link" text:visited-style-name="Visited_20_Internet_20_Link">N</text:a><text:a xlink:type="simple" xlink:href="http://i.imgur.com/eb4N2PY.jpg" text:style-name="Internet_20_link" text:visited-style-name="Visited_20_Internet_20_Link">2</text:a><text:a xlink:type="simple" xlink:href="http://i.imgur.com/eb4N2PY.jpg" text:style-name="Internet_20_link" text:visited-style-name="Visited_20_Internet_20_Link">PY</text:a><text:a xlink:type="simple" xlink:href="http://i.imgur.com/eb4N2PY.jpg" text:style-name="Internet_20_link" text:visited-style-name="Visited_20_Internet_20_Link">.</text:a><text:a xlink:type="simple" xlink:href="http://i.imgur.com/eb4N2PY.jpg" text:style-name="Internet_20_link" text:visited-style-name="Visited_20_Internet_20_Link">jpg</text:a></text:p>
      <text:p text:style-name="P1"/>
      <text:p text:style-name="P1"/>
      <text:p text:style-name="P1">Elements of Harmony &amp; Journal of Two Sisters - recenzja i analiza</text:p>
      <text:p text:style-name="P1"/>
      <text:p text:style-name="P1">Leksykon:</text:p>
      <text:p text:style-name="P1">Pełny tytuł: The Elements of Harmony</text:p>
      <text:p text:style-name="P1">Autor: Brandon T. Snider</text:p>
      <text:p text:style-name="P1">Wydawca: Little Brown</text:p>
      <text:p text:style-name="P1">Rok wydania: 2013</text:p>
      <text:p text:style-name="P1">Stron: 255</text:p>
      <text:p text:style-name="P1">Wymiary: 21 x 15,5 x 2 cm</text:p>
      <text:p text:style-name="P1">Oprawa: twarda</text:p>
      <text:p text:style-name="P1">ISBN: 978-0-316-24754-2</text:p>
      <text:p text:style-name="P1"/>
      <text:p text:style-name="P1">Pamiętnik:</text:p>
      <text:p text:style-name="P1">Pełny tytuł: The Journal of Two Sisters</text:p>
      <text:p text:style-name="P1">Autor: Amy K. Rogers</text:p>
      <text:p text:style-name="P1">Wydawca: Little Brown</text:p>
      <text:p text:style-name="P1">Rok wydania: 2014</text:p>
      <text:p text:style-name="P1">Stron: 180</text:p>
      <text:p text:style-name="P1">Wymiary: 21 x 15,5 x 1,6 cm</text:p>
      <text:p text:style-name="P1">Oprawa: twarda</text:p>
      <text:p text:style-name="P1">ISBN: 978-0-316-28224-6</text:p>
      <text:p text:style-name="P1"/>
      <text:p text:style-name="P1"/>
      <text:p text:style-name="P2">W 2013 roku na rynku amerykańskim pojawiła się bardzo interesująca pozycja: „The Elements of Harmony” (w Polsce przetłumaczona i opublikowana w roku 2015), a w 2014 „The Journal of Two Sisters”. Obie książki mają ze sobą bardzo dużo wspólnego, więc będę opisywał je miejscami razem. Chciałbym dokonać pewnej recenzji i analizy tych pozycji, gdyż fandom wielokrotnie odnosi się do nich jako źródła wiedzy o kanonie, a tutaj warto wygłosić kilka uwag, aby się na tym nie przejechać. Równocześnie to jedne z pierwszych ogólnoświatowych wydań, które są równie profesjonalnie zaprezentowane i po prostu zasługują na porządną recenzję.</text:p>
      <text:p text:style-name="P2"/>
      <text:p text:style-name="P2">W dalszej części artykułu „The Elements of the Harmony” pióra Brandona T. Snidera będę nazywał „leksykonem”, a „The Journal of Two Sisters” Amy K. Rogers „pamiętnikiem”.</text:p>
      <text:p text:style-name="P2"/>
      <text:p text:style-name="P2">Książki ukazały się nakładem wydawnictwa Little Brown, choć znalezienie ich na jego głównej stronie może być nieco trudne. Są bogato ilustrowane, mają twarde okładki i szokują swą elegancją, a przy okazji niską ceną, która oscyluje w granicach kilku dolarów. Każda posiada szykowną obwolutę, przez co stanowią bardzo dobry prezent zarówno dla dziecka, jak i brony’ego-kolekcjonera. W kategoriach estetyczno-jakościowych daję maksimum punktów. Obie są stylizowane na staroświeckie woluminy, a ponadto „Journal” wydrukowano na ekskluzywnym papierze.</text:p>
      <text:p text:style-name="P2"><text:soft-page-break/></text:p>
      <text:p text:style-name="P2"><text:a xlink:type="simple" xlink:href="http://i.imgur.com/CnJiNz5.jpg" text:style-name="Internet_20_link" text:visited-style-name="Visited_20_Internet_20_Link">http</text:a><text:a xlink:type="simple" xlink:href="http://i.imgur.com/CnJiNz5.jpg" text:style-name="Internet_20_link" text:visited-style-name="Visited_20_Internet_20_Link">://</text:a><text:a xlink:type="simple" xlink:href="http://i.imgur.com/CnJiNz5.jpg" text:style-name="Internet_20_link" text:visited-style-name="Visited_20_Internet_20_Link">i</text:a><text:a xlink:type="simple" xlink:href="http://i.imgur.com/CnJiNz5.jpg" text:style-name="Internet_20_link" text:visited-style-name="Visited_20_Internet_20_Link">.</text:a><text:a xlink:type="simple" xlink:href="http://i.imgur.com/CnJiNz5.jpg" text:style-name="Internet_20_link" text:visited-style-name="Visited_20_Internet_20_Link">imgur</text:a><text:a xlink:type="simple" xlink:href="http://i.imgur.com/CnJiNz5.jpg" text:style-name="Internet_20_link" text:visited-style-name="Visited_20_Internet_20_Link">.</text:a><text:a xlink:type="simple" xlink:href="http://i.imgur.com/CnJiNz5.jpg" text:style-name="Internet_20_link" text:visited-style-name="Visited_20_Internet_20_Link">com</text:a><text:a xlink:type="simple" xlink:href="http://i.imgur.com/CnJiNz5.jpg" text:style-name="Internet_20_link" text:visited-style-name="Visited_20_Internet_20_Link">/</text:a><text:a xlink:type="simple" xlink:href="http://i.imgur.com/CnJiNz5.jpg" text:style-name="Internet_20_link" text:visited-style-name="Visited_20_Internet_20_Link">CnJiNz</text:a><text:a xlink:type="simple" xlink:href="http://i.imgur.com/CnJiNz5.jpg" text:style-name="Internet_20_link" text:visited-style-name="Visited_20_Internet_20_Link">5.</text:a><text:a xlink:type="simple" xlink:href="http://i.imgur.com/CnJiNz5.jpg" text:style-name="Internet_20_link" text:visited-style-name="Visited_20_Internet_20_Link">jpg</text:a></text:p>
      <text:p text:style-name="P2"/>
      <text:p text:style-name="P2">Obie wydano jako „repliki książek z serialu” i tak je reklamowano. Zapewne pamiętacie, że Twilight w odcinku „Castlemane-ia/Zamkomania” odnajduje przedpotopowy pamiętnik spisany przez Lunę i Celestię. Tak samo w pierwszym epizodzie czyta przewodnik po Elementach Harmonii, który zresztą jeszcze wielokrotnie pojawiał się w serialu, a nawet raz przeobraził się w swoje lustrzane odbicie.</text:p>
      <text:p text:style-name="P2"><text:s/></text:p>
      <text:p text:style-name="P2">FOTA</text:p>
      <text:p text:style-name="P2"><text:s/></text:p>
      <text:p text:style-name="P2"/>
      <text:p text:style-name="P2">To bardzo ciekawy zabieg, który pozwala dotknąć fabuły na dużo wyższym poziomie. Wszak nie tylko coś oglądamy czy słuchamy, ale jesteśmy też w stanie tego dotknąć. Pasjonujące! Dlatego postarano się, aby poszczególne elementy jak najbardziej odzwierciedlały przedmioty serialowe. Wpisy Celestii i Luny w pamiętniku są dokonane innym charakterem pisma, a nawet kolorem. Z kolei w leksykonie widzimy dokładnie te same kolorowe ilustracje co w odcinku pilotażowym.</text:p>
      <text:p text:style-name="P2"/>
      <text:p text:style-name="P2">Pamiętnik podzielono na dwie części. W pierwszej jest ten historyczny dziennik księżniczek, a w drugiej taki sam, ale sporządzany przez Mane 6 w trakcie IV sezonu. To bardzo miłe rozwiązanie.</text:p>
      <text:p text:style-name="P2"/>
      <text:p text:style-name="P1">Z kolei leksykon składa się aż z 10 rozdziałów i są to: opisy postaci (1-4), opis świata i Elementów Harmonii (5-6), wywiad z Lauren Faust (7), streszczenia odcinków (8), skrypty piosenek (9) oraz pewna delikatna próba opisania fanów serialu. Nie, nie bronies, o czym będę pisał później. Wszystko okraszono ilustracjami i są to zarówno wektory z serialu (a więc nie te lipne obrazki z zabawek), jak i concept arty Lauren Faust i innych grafików, bardzo pouczające i opatrzone odpowiednimi komentarzami. Gdzieniegdzie umieszczono w ramkach wypowiedzi różnych członków ekipy, którzy opisują swoje wrażenia z prac nad produktem lub zdradzają ciekawostki zza kulis.</text:p>
      <text:p text:style-name="P2"/>
      <text:p text:style-name="P2"><text:a xlink:type="simple" xlink:href="http://i.imgur.com/g9Mendb.jpg" text:style-name="Internet_20_link" text:visited-style-name="Visited_20_Internet_20_Link">http</text:a><text:a xlink:type="simple" xlink:href="http://i.imgur.com/g9Mendb.jpg" text:style-name="Internet_20_link" text:visited-style-name="Visited_20_Internet_20_Link">://</text:a><text:a xlink:type="simple" xlink:href="http://i.imgur.com/g9Mendb.jpg" text:style-name="Internet_20_link" text:visited-style-name="Visited_20_Internet_20_Link">i</text:a><text:a xlink:type="simple" xlink:href="http://i.imgur.com/g9Mendb.jpg" text:style-name="Internet_20_link" text:visited-style-name="Visited_20_Internet_20_Link">.</text:a><text:a xlink:type="simple" xlink:href="http://i.imgur.com/g9Mendb.jpg" text:style-name="Internet_20_link" text:visited-style-name="Visited_20_Internet_20_Link">imgur</text:a><text:a xlink:type="simple" xlink:href="http://i.imgur.com/g9Mendb.jpg" text:style-name="Internet_20_link" text:visited-style-name="Visited_20_Internet_20_Link">.</text:a><text:a xlink:type="simple" xlink:href="http://i.imgur.com/g9Mendb.jpg" text:style-name="Internet_20_link" text:visited-style-name="Visited_20_Internet_20_Link">com</text:a><text:a xlink:type="simple" xlink:href="http://i.imgur.com/g9Mendb.jpg" text:style-name="Internet_20_link" text:visited-style-name="Visited_20_Internet_20_Link">/</text:a><text:a xlink:type="simple" xlink:href="http://i.imgur.com/g9Mendb.jpg" text:style-name="Internet_20_link" text:visited-style-name="Visited_20_Internet_20_Link">g</text:a><text:a xlink:type="simple" xlink:href="http://i.imgur.com/g9Mendb.jpg" text:style-name="Internet_20_link" text:visited-style-name="Visited_20_Internet_20_Link">9</text:a><text:a xlink:type="simple" xlink:href="http://i.imgur.com/g9Mendb.jpg" text:style-name="Internet_20_link" text:visited-style-name="Visited_20_Internet_20_Link">Mendb</text:a><text:a xlink:type="simple" xlink:href="http://i.imgur.com/g9Mendb.jpg" text:style-name="Internet_20_link" text:visited-style-name="Visited_20_Internet_20_Link">.</text:a><text:a xlink:type="simple" xlink:href="http://i.imgur.com/g9Mendb.jpg" text:style-name="Internet_20_link" text:visited-style-name="Visited_20_Internet_20_Link">jpg</text:a></text:p>
      <text:p text:style-name="P2"/>
      <text:p text:style-name="P2">Tutaj przyszedł czas na pierwszą krytykę. W pamiętniku znajdują się umieszczone tu i ówdzie ilustracje, niby odkopytnie wykonane przez księżniczki czy Mane 6. Niestety, baza rysunków jest niewielka i powtarzają się z taką częstotliwością, że ciężko je nazwać „ładnymi”. Co gorsze, kiedy chciano przedstawić stado zebr, trzykrotnie wklejono tę samą zebrę. Nieładna oszczędność. Widzimy też kilka ułomnych wektorów, których na szczęście zabrakło w leksykonie.</text:p>
      <text:p text:style-name="P2"/>
      <text:p text:style-name="P2">Jednak punkt dodatni przyznaję za miejsce na notatki w pamiętniku. Można tam prosić różne osoby o pamiątkowe wpisy, co jest częstą praktyką w fandomie.</text:p>
      <text:p text:style-name="P2"/>
      <text:p text:style-name="P2"><text:soft-page-break/>Powoli przechodzimy z detali technicznych do samej treści książek.</text:p>
      <text:p text:style-name="P2"/>
      <text:p text:style-name="P2"><text:a xlink:type="simple" xlink:href="http://i.imgur.com/TZ8J7sx.jpg" text:style-name="Internet_20_link" text:visited-style-name="Visited_20_Internet_20_Link">http</text:a><text:a xlink:type="simple" xlink:href="http://i.imgur.com/TZ8J7sx.jpg" text:style-name="Internet_20_link" text:visited-style-name="Visited_20_Internet_20_Link">://</text:a><text:a xlink:type="simple" xlink:href="http://i.imgur.com/TZ8J7sx.jpg" text:style-name="Internet_20_link" text:visited-style-name="Visited_20_Internet_20_Link">i</text:a><text:a xlink:type="simple" xlink:href="http://i.imgur.com/TZ8J7sx.jpg" text:style-name="Internet_20_link" text:visited-style-name="Visited_20_Internet_20_Link">.</text:a><text:a xlink:type="simple" xlink:href="http://i.imgur.com/TZ8J7sx.jpg" text:style-name="Internet_20_link" text:visited-style-name="Visited_20_Internet_20_Link">imgur</text:a><text:a xlink:type="simple" xlink:href="http://i.imgur.com/TZ8J7sx.jpg" text:style-name="Internet_20_link" text:visited-style-name="Visited_20_Internet_20_Link">.</text:a><text:a xlink:type="simple" xlink:href="http://i.imgur.com/TZ8J7sx.jpg" text:style-name="Internet_20_link" text:visited-style-name="Visited_20_Internet_20_Link">com</text:a><text:a xlink:type="simple" xlink:href="http://i.imgur.com/TZ8J7sx.jpg" text:style-name="Internet_20_link" text:visited-style-name="Visited_20_Internet_20_Link">/</text:a><text:a xlink:type="simple" xlink:href="http://i.imgur.com/TZ8J7sx.jpg" text:style-name="Internet_20_link" text:visited-style-name="Visited_20_Internet_20_Link">TZ</text:a><text:a xlink:type="simple" xlink:href="http://i.imgur.com/TZ8J7sx.jpg" text:style-name="Internet_20_link" text:visited-style-name="Visited_20_Internet_20_Link">8</text:a><text:a xlink:type="simple" xlink:href="http://i.imgur.com/TZ8J7sx.jpg" text:style-name="Internet_20_link" text:visited-style-name="Visited_20_Internet_20_Link">J</text:a><text:a xlink:type="simple" xlink:href="http://i.imgur.com/TZ8J7sx.jpg" text:style-name="Internet_20_link" text:visited-style-name="Visited_20_Internet_20_Link">7</text:a><text:a xlink:type="simple" xlink:href="http://i.imgur.com/TZ8J7sx.jpg" text:style-name="Internet_20_link" text:visited-style-name="Visited_20_Internet_20_Link">sx</text:a><text:a xlink:type="simple" xlink:href="http://i.imgur.com/TZ8J7sx.jpg" text:style-name="Internet_20_link" text:visited-style-name="Visited_20_Internet_20_Link">.</text:a><text:a xlink:type="simple" xlink:href="http://i.imgur.com/TZ8J7sx.jpg" text:style-name="Internet_20_link" text:visited-style-name="Visited_20_Internet_20_Link">jpg</text:a></text:p>
      <text:p text:style-name="P2"/>
      <text:p text:style-name="P2">Leksykon jest zbiorem różnych informacji o serialu; to przewodnik po postaciach, wykreowanym świecie i procesie twórczym. Dotyczy sezonów I-III. W różnych miejscach znajdują się w wyraźnych ramkach wypowiedzi poszczególnych scenarzystów, grafików itd., którzy zdradzają ciekawostki zza kulis lub swoje własne przemyślenia. Są one szczególnie interesujące i zasługują na uwagę, gdyż bardzo wiele mówią nie tylko o samej sztuce tworzenia filmu animowanego czy jego uniwersum, ale (paradoksalnie) dostarczają czasem ciekawszych informacji o kucach niż główny tekst.</text:p>
      <text:p text:style-name="P2"/>
      <text:p text:style-name="P2">Sam leksykon jest napisany bardzo ostrożnie, raczej z myślą o młodszych fanach serialu, którzy raczej nie wnikają zbyt głęboko w temat. Nie znajdziemy tutaj niczego zaskakującego, czego nie byłoby w serialu i czego uważny widz by nie zauważył. Autor wykazał ogromną powściągliwość w zdradzaniu tajemnic kanonu, nie wyjaśnia żadnych kontrowersyjnych kwestii, takich jak sieroctwo Scootaloo czy geneza Cadance (urodziła się alicornem czy nie?). Wielka szkoda, to zapewne rozczaruje innych hiperanalityków.</text:p>
      <text:p text:style-name="P2"/>
      <text:p text:style-name="P2">Tak samo ma się sprawa wywiadu z Lauren Faust i innymi osobami. Pomijając kilka ciekawostek dotyczących projektowania postaci, concept artów i podobnych spraw, raczej nikogo, kto mocniej interesowałby się kucykami, leksykon nie zaskoczy.</text:p>
      <text:p text:style-name="P2"/>
      <text:p text:style-name="P2">Jedyną rzeczą wykraczającą poza treść serialu jest kompletny spis wszystkich listów do księżniczki Celestii, nawet tych, których nie słyszeliśmy. O ile same streszczenia odcinków są… po prostu streszczeniami odcinków, o tyle te listy to fajna ciekawostka. Szczególnie że w III sezonie widzieliśmy tylko dwa.</text:p>
      <text:p text:style-name="P2"/>
      <text:p text:style-name="P2">W ostatnim rozdziale poznajemy kilka wizji na temat fanów, którymi dzielą się twórcy. Tutaj również wykazano daleko idącą wstrzemięźliwość w kwestii fandomu i pomijając krótki fragment o kimś przebranym za Pinkie Pie, to czytamy raczej o dzieciach (i ew. trochę starszych dzieciach), które oglądają kucyki. Niestety, nie ma tutaj opisów ponymeetów ani stosunku twórców do fandomowej twórczości.</text:p>
      <text:p text:style-name="P2"/>
      <text:p text:style-name="P2">Przejdźmy do pamiętnika. To już normalna powieść dla dzieci, napisana łagodnym językiem i bardzo przypominająca pierwszy sezon, a więc mamy miłe scenki i raczej niewinne przygody, gdzie nawet smoki czy wrogowie księżniczek nie są tak naprawdę groźni czy źli. Przykładowo, gryfy udaje się pokonać za pomocą eklerek, co bardzo wpisuje się w dawne schematy serialowe. Retoryka Luny i Celestii znacząco się od siebie różni, co ładnie podkreśla różnice między siostrami. Cóż, nie ma się co dziwić, wszak autorką jest jedna ze scenarzystek.</text:p>
      <text:p text:style-name="P2"/>
      <text:p text:style-name="P2">Ale po kolei. Jak już wspominałem, książkę podzielono na dwie części. Pierwsza to pamiętnik księżniczek, a druga to wspomnienia Mane 6 z IV sezonu.</text:p>
      <text:p text:style-name="P2"/>
      <text:p text:style-name="P2"><text:soft-page-break/><text:a xlink:type="simple" xlink:href="http://i.imgur.com/6SoqYtF.jpg" text:style-name="Internet_20_link" text:visited-style-name="Visited_20_Internet_20_Link">http</text:a><text:a xlink:type="simple" xlink:href="http://i.imgur.com/6SoqYtF.jpg" text:style-name="Internet_20_link" text:visited-style-name="Visited_20_Internet_20_Link">://</text:a><text:a xlink:type="simple" xlink:href="http://i.imgur.com/6SoqYtF.jpg" text:style-name="Internet_20_link" text:visited-style-name="Visited_20_Internet_20_Link">i</text:a><text:a xlink:type="simple" xlink:href="http://i.imgur.com/6SoqYtF.jpg" text:style-name="Internet_20_link" text:visited-style-name="Visited_20_Internet_20_Link">.</text:a><text:a xlink:type="simple" xlink:href="http://i.imgur.com/6SoqYtF.jpg" text:style-name="Internet_20_link" text:visited-style-name="Visited_20_Internet_20_Link">imgur</text:a><text:a xlink:type="simple" xlink:href="http://i.imgur.com/6SoqYtF.jpg" text:style-name="Internet_20_link" text:visited-style-name="Visited_20_Internet_20_Link">.</text:a><text:a xlink:type="simple" xlink:href="http://i.imgur.com/6SoqYtF.jpg" text:style-name="Internet_20_link" text:visited-style-name="Visited_20_Internet_20_Link">com</text:a><text:a xlink:type="simple" xlink:href="http://i.imgur.com/6SoqYtF.jpg" text:style-name="Internet_20_link" text:visited-style-name="Visited_20_Internet_20_Link">/6</text:a><text:a xlink:type="simple" xlink:href="http://i.imgur.com/6SoqYtF.jpg" text:style-name="Internet_20_link" text:visited-style-name="Visited_20_Internet_20_Link">SoqYtF</text:a><text:a xlink:type="simple" xlink:href="http://i.imgur.com/6SoqYtF.jpg" text:style-name="Internet_20_link" text:visited-style-name="Visited_20_Internet_20_Link">.</text:a><text:a xlink:type="simple" xlink:href="http://i.imgur.com/6SoqYtF.jpg" text:style-name="Internet_20_link" text:visited-style-name="Visited_20_Internet_20_Link">jpg</text:a></text:p>
      <text:p text:style-name="P2"/>
      <text:p text:style-name="P2">Tak jak leksykon, zostało to napisane bardzo ostrożnie. Podane fakty z dziejów księżniczek starają się za bardzo nie wadzić z kanonem serialu, niejako dotyczą rzeczy stojących obok. Nie zazębiają się z fabułą ani nie kłócą z kanonem… teoretycznie. Widać, że autorka nie chciała wkraczać na niebezpieczny grunt, ale trochę nie wyszło i istnieje parę bardzo dużych rozbieżności, o których napiszę za chwilę.</text:p>
      <text:p text:style-name="P2"/>
      <text:p text:style-name="P2">Fabuła dzieje się tuż po tym, jak Equestria została założona przez trzy przywódczynie. Chwilę później oddały one władzę księżniczkom, które jeszcze nie mają swoich znaczków i nie zajmują się podnoszeniem słońca z księżycem. To dzieje się dopiero na końcu, tuż po nawiązaniu kontaktów z Kryształowym Imperium. Historia urywa się przed wygnaniem Luny, ten motyw jest zupełnie nieporuszony i nie mamy ani słowa o narastającym napięciu czy czymkolwiek podobnym. Zresztą, nie ma też żadnej wzmianki o Discordzie i to jest pierwszy duży problem, który rzuca się w oczy. W „Return to the Harmony part 1/Powrót do Harmonii część 1” Celestia mówi o tym, że wraz z siostrą, widząc marność życia kucyków, obaliły Discorda i objęły władzę. Brzmi to jak wyzwolenie Equestrii, a nie jej odbicie.</text:p>
      <text:p text:style-name="P2">Dotychczasowa linia czasu od najwcześniejszego wydarzenia do najpóźniejszego:</text:p>
      <text:p text:style-name="P2">– założenie Equestrii,</text:p>
      <text:p text:style-name="P2">– odcinek czasu o nieznanej długości,</text:p>
      <text:p text:style-name="P2">– rządy Discorda,</text:p>
      <text:p text:style-name="P2">– rządy księżniczek,</text:p>
      <text:p text:style-name="P2">– wygnanie Luny.</text:p>
      <text:p text:style-name="P2"><text:s/></text:p>
      <text:p text:style-name="P2">Linia czasu po uwzględnieniu informacji z książki:</text:p>
      <text:p text:style-name="P2">– założenie Equestrii,</text:p>
      <text:p text:style-name="P2">– od razu potem rządy księżniczek,</text:p>
      <text:p text:style-name="P2">– ?</text:p>
      <text:p text:style-name="P2">– Discord?</text:p>
      <text:p text:style-name="P2">– przejęcie władzy przez księżniczki (ponowne?),</text:p>
      <text:p text:style-name="P2">– wygnanie Luny.</text:p>
      <text:p text:style-name="P2"><text:s/></text:p>
      <text:p text:style-name="P2"><text:a xlink:type="simple" xlink:href="http://i.imgur.com/wYx9eM3.jpg" text:style-name="Internet_20_link" text:visited-style-name="Visited_20_Internet_20_Link">http</text:a><text:a xlink:type="simple" xlink:href="http://i.imgur.com/wYx9eM3.jpg" text:style-name="Internet_20_link" text:visited-style-name="Visited_20_Internet_20_Link">://</text:a><text:a xlink:type="simple" xlink:href="http://i.imgur.com/wYx9eM3.jpg" text:style-name="Internet_20_link" text:visited-style-name="Visited_20_Internet_20_Link">i</text:a><text:a xlink:type="simple" xlink:href="http://i.imgur.com/wYx9eM3.jpg" text:style-name="Internet_20_link" text:visited-style-name="Visited_20_Internet_20_Link">.</text:a><text:a xlink:type="simple" xlink:href="http://i.imgur.com/wYx9eM3.jpg" text:style-name="Internet_20_link" text:visited-style-name="Visited_20_Internet_20_Link">imgur</text:a><text:a xlink:type="simple" xlink:href="http://i.imgur.com/wYx9eM3.jpg" text:style-name="Internet_20_link" text:visited-style-name="Visited_20_Internet_20_Link">.</text:a><text:a xlink:type="simple" xlink:href="http://i.imgur.com/wYx9eM3.jpg" text:style-name="Internet_20_link" text:visited-style-name="Visited_20_Internet_20_Link">com</text:a><text:a xlink:type="simple" xlink:href="http://i.imgur.com/wYx9eM3.jpg" text:style-name="Internet_20_link" text:visited-style-name="Visited_20_Internet_20_Link">/</text:a><text:a xlink:type="simple" xlink:href="http://i.imgur.com/wYx9eM3.jpg" text:style-name="Internet_20_link" text:visited-style-name="Visited_20_Internet_20_Link">wYx</text:a><text:a xlink:type="simple" xlink:href="http://i.imgur.com/wYx9eM3.jpg" text:style-name="Internet_20_link" text:visited-style-name="Visited_20_Internet_20_Link">9</text:a><text:a xlink:type="simple" xlink:href="http://i.imgur.com/wYx9eM3.jpg" text:style-name="Internet_20_link" text:visited-style-name="Visited_20_Internet_20_Link">eM</text:a><text:a xlink:type="simple" xlink:href="http://i.imgur.com/wYx9eM3.jpg" text:style-name="Internet_20_link" text:visited-style-name="Visited_20_Internet_20_Link">3.</text:a><text:a xlink:type="simple" xlink:href="http://i.imgur.com/wYx9eM3.jpg" text:style-name="Internet_20_link" text:visited-style-name="Visited_20_Internet_20_Link">jpg</text:a></text:p>
      <text:p text:style-name="P3"/>
      <text:p text:style-name="P4">Jak widać, panuje tutaj pewien bałagan. Całkowite pominięcie Discorda rzuca cień na wiarygodność całej historii. Nie jest to jedyny problem.</text:p>
      <text:p text:style-name="P4"/>
      <text:p text:style-name="P4">Drugim jest kwestia Kryształowego Imperium. Na początku III sezonu Celestia mówi, że ma niewielkie pojęcie o tym miejscu. Historię i zastosowanie Kryształowego Serca Twilight odkrywa z wielkim trudem, nawet kryształowe kucyki niewiele wiedzą. A tutaj Celestia odwiedza tę krainę, nawiązuje kontakty z księżniczką Mi Amore i ratuje Kryształowe Serce przed smokiem.</text:p>
      <text:p text:style-name="P4"/>
      <text:p text:style-name="P4"><text:a xlink:type="simple" xlink:href="http://i.imgur.com/ZOj84Yp.jpg" text:style-name="Internet_20_link" text:visited-style-name="Visited_20_Internet_20_Link">http</text:a><text:a xlink:type="simple" xlink:href="http://i.imgur.com/ZOj84Yp.jpg" text:style-name="Internet_20_link" text:visited-style-name="Visited_20_Internet_20_Link">://</text:a><text:a xlink:type="simple" xlink:href="http://i.imgur.com/ZOj84Yp.jpg" text:style-name="Internet_20_link" text:visited-style-name="Visited_20_Internet_20_Link">i</text:a><text:a xlink:type="simple" xlink:href="http://i.imgur.com/ZOj84Yp.jpg" text:style-name="Internet_20_link" text:visited-style-name="Visited_20_Internet_20_Link">.</text:a><text:a xlink:type="simple" xlink:href="http://i.imgur.com/ZOj84Yp.jpg" text:style-name="Internet_20_link" text:visited-style-name="Visited_20_Internet_20_Link">imgur</text:a><text:a xlink:type="simple" xlink:href="http://i.imgur.com/ZOj84Yp.jpg" text:style-name="Internet_20_link" text:visited-style-name="Visited_20_Internet_20_Link">.</text:a><text:a xlink:type="simple" xlink:href="http://i.imgur.com/ZOj84Yp.jpg" text:style-name="Internet_20_link" text:visited-style-name="Visited_20_Internet_20_Link">com</text:a><text:a xlink:type="simple" xlink:href="http://i.imgur.com/ZOj84Yp.jpg" text:style-name="Internet_20_link" text:visited-style-name="Visited_20_Internet_20_Link">/</text:a><text:a xlink:type="simple" xlink:href="http://i.imgur.com/ZOj84Yp.jpg" text:style-name="Internet_20_link" text:visited-style-name="Visited_20_Internet_20_Link">ZOj</text:a><text:a xlink:type="simple" xlink:href="http://i.imgur.com/ZOj84Yp.jpg" text:style-name="Internet_20_link" text:visited-style-name="Visited_20_Internet_20_Link">84</text:a><text:a xlink:type="simple" xlink:href="http://i.imgur.com/ZOj84Yp.jpg" text:style-name="Internet_20_link" text:visited-style-name="Visited_20_Internet_20_Link">Yp</text:a><text:a xlink:type="simple" xlink:href="http://i.imgur.com/ZOj84Yp.jpg" text:style-name="Internet_20_link" text:visited-style-name="Visited_20_Internet_20_Link">.</text:a><text:a xlink:type="simple" xlink:href="http://i.imgur.com/ZOj84Yp.jpg" text:style-name="Internet_20_link" text:visited-style-name="Visited_20_Internet_20_Link">jpg</text:a></text:p>
      <text:p text:style-name="P4"/>
      <text:p text:style-name="P4"><text:soft-page-break/>Obie nieścisłości można wytłumaczyć tym, że po tysiącu lat Celestia wszystko zapomniała lub wręcz celowo przeinaczała fakty, aby uczyć Twilight. To jednak zakrawa o teorię spiskową i, biorąc pod uwagę całkowity brak dowodów, pozostaje jedynie wymysłem. Fakt jest taki, że pomimo próby niewtargnięcia na kanon serialowy, pewną jego część rozpisano na nowo. Czy jest to działanie celowe, czy przypadkowe, to ciężko powiedzieć.</text:p>
      <text:p text:style-name="P4"/>
      <text:p text:style-name="P4">Przede wszystkim starano się być zgodnym z nowymi informacjami z IV sezonu. Zatem Star Swirl Brodaty żyje w czasach księżniczek i jest ich mentorem, choć dość młodym, gdyż nie ma jeszcze siwej brody. To nieco inne niż w finale IV sezonu, gdzie jednak też jest określony jako młody.</text:p>
      <text:p text:style-name="P4"/>
      <text:p text:style-name="P4">Niestety, tak jak w leksykonie, nie starano się wyjaśnić nurtujących nas wątpliwości. Nie mamy informacji o genezie księżniczek, ich rodzicach, a wszelkie detale, jak mantikora będąca przyjacielem Luny, to szczegóły, które nie wywierają żadnych reperkusji na serialu. Takie luźne historie bez konsekwencji.</text:p>
      <text:p text:style-name="P4"/>
      <text:p text:style-name="P4">Przykładowo, jest mowa o konflikcie z królestwem gryfów (z królem Gregorem, który tak, jak nakazuje nowy odcinek, ma imię na literę „G”). Jednak nic nie pozwala połączyć tego królestwa i występujących w nim postaci z Griffonstone.</text:p>
      <text:p text:style-name="P4"/>
      <text:p text:style-name="P4">Tak samo jest mowa o społeczności zebr żyjącej w lesie Everfree, która egzystuje tam zapomniana. Co się z nią stało? Czy można jakkolwiek łączyć ją z Zecorą? Czy po tym tysiącu lat cokolwiek się zachowało?</text:p>
      <text:p text:style-name="P4"/>
      <text:p text:style-name="P4">Póki w którymś odcinku któraś z księżniczek nie sięgnie pamięcią do tych antycznych czasów, to fakty tego typu pozostają jedynie ciekawostkami, gdyż nie odbijają się na serialu, a wręcz odwrotnie, te zebry wydają się być umiarkowanie logiczne.</text:p>
      <text:p text:style-name="P4"/>
      <text:p text:style-name="P4">Informacje o samych księżniczkach są dość skąpe i jeśli chcemy wyciągnąć wnioski, to jesteśmy skazani na domysły „o co dokładnie autorce chodziło”. Przykładowo, jest wspomniane, że alicorny dojrzewają w innym tempie od pozostałych kucyków, więc pomimo starszeństwa nad księżniczką Platinum, siostry nie mają jeszcze znaczków. Pojawia się zatem oczywiste pytanie o wiek całej trójki, jak i etapy cyklu życiowego alicorna. Niestety, ale poza tym pojedynczym wspomnieniem nie ma lepszych wyjaśnień. Inna ciekawostka: nie poruszono też kwestii ich wyglądu i motywu, czy Celestia miała kiedyś różową grzywę. Zamieszczone ilustracje tego nie potwierdzają. Powoduje to rozbieżne interpretacje książki i np. pojawiające się w fandomie wnioski, że alicorny to czwarta rasa, co kłóci się z kanonem serialu, gdzie jest wyraźnie zaznaczone, że rasy są trzy.</text:p>
      <text:p text:style-name="P3"/>
      <text:p text:style-name="P4"/>
      <text:p text:style-name="P4">Te wszystkie problemy są o tyle zaskakujące, że Amy K. Rogers jest jedną ze scenarzystek, o czym wspomniałem wcześniej. Owszem, jej odcinki nie odnoszą się do kwestii przeze mnie poruszanych, ale zawsze to członkini zespołu. </text:p>
      <text:p text:style-name="P3"/>
      <text:p text:style-name="P4"><text:soft-page-break/></text:p>
      <text:p text:style-name="P4">Część dotycząca Mane 6 również zaskakuje w niewielkim stopniu. Wszak są to historie znane z odcinków, choć, jak w leksykonie, uzupełnione o wpisy, których nie widzieliśmy, jak chociażby po starciu z Tirekiem czy dodatkowe przemyślenia Pinkie Pie.</text:p>
      <text:p text:style-name="P4"/>
      <text:p text:style-name="P4"/>
      <text:p text:style-name="P4">Ktoś zapewne spyta, czy treść książki jest kanoniczna dla serialu. O ile nie mogę nikomu niczego narzucać, to sugeruję, aby uznać je za niekanoniczne i posiłkować się zawartą w nich wiedzą z dużą dozą ostrożności. Przede wszystkim pamiętnik kłóci się z serialem w pewnych bardzo fundamentalnych kwestiach, co stawia pod znakiem zapytania jego wiarygodność. Potraktowanie go jako oficjalnego fanfika może ograniczyć nieporozumienia. Oczywiście zawiera też wiele ciekawostek, ale to nadal tylko ciekawostki.</text:p>
      <text:p text:style-name="P4"/>
      <text:p text:style-name="P4"><office:annotation><dc:date>0000-00-00T00:00:00</dc:date><text:p text:style-name="P6"><text:span text:style-name="T2">Jaki to ma związek z recenzją podanych pozycji? ZDecydowanie lepiej wyglądałoby w jakimś osobnym artykule w stylu "postrzeganie kanonu" czy "dyskusja o kanonie". Tutaj szczerze mówiąc jest wciśnięte jakby na siłę.</text:span></text:p></office:annotation><office:annotation><dc:date>0000-00-00T00:00:00</dc:date><text:p text:style-name="P6"><text:span text:style-name="T2">A przynajmniej takie sprawia wrażenie, kiedy porównuje się je z resztą tekstu.</text:span></text:p></office:annotation><office:annotation><dc:date>0000-00-00T00:00:00</dc:date><text:p text:style-name="P6"><text:span text:style-name="T2">tytuł artykułu to "recenzja i analiza", stąd analiza treści</text:span></text:p></office:annotation>Właśnie, jak to jest z kwestią oficjalności?</text:p>
      <text:p text:style-name="P4"/>
      <text:p text:style-name="P4">W wielu dyskusjach można znaleźć twierdzenie, że „Hasbro uznało te książki za kanon”. Pomijając już fakt, że Hasbro jako korporacja zabawkarska generalnie nie wypowiada się w kwestii detali kanonu MLP, a produkuje zabawki i zabezpiecza prawa autorskie, to nie spotkałem się z podobną deklaracją. Przeszukałem materiały oficjalne i promocyjne, oczywiście same książki, a także niektóre wypowiedzi osób zaangażowanych w ich tworzenie, lecz nie padło tam słowo „kanon”. Mamy stwierdzenie, że pamiętnik jest „repliką pamiętnika z serialu”, a także że to „oficjalne kroniki”. Z kolei leksykon to „oficjalny przewodnik”. Jeśli jednak nie udało mi się po prostu dotrzeć do sedna, to prosiłbym o poprawienie mnie.</text:p>
      <text:p text:style-name="P4"/>
      <text:p text:style-name="P4">Gdyby chodziło o inny przykład, szedłbym w zaparte, że słowo „replika” sugeruje, że to jak najwierniejsze odtworzenie elementu kanonu, a więc samo w sobie też jest kanonem. Wydaje się to logiczne. Jednak akurat wszelkie gadżety sygnowane logiem Hasbro z reguły mają niewiele wspólnego z serialem, więc wracamy do punktu wyjścia. Nie mówiąc już o fakcie, że w pamiętniku (części księżniczek) jedyny element wspólny z serialem to krótka notka o pułapkach w zamku i przedstawiający je obrazek. Wątpliwości dotyczące zgodności obu kanonów ze sobą przedstawiłem powyżej.</text:p>
      <text:p text:style-name="P4"/>
      <text:p text:style-name="P4">Sądzę zatem, że dobrze będzie potraktować to jako element dyskusji, z zastrzeżeniem że gdy podajemy fakt z książki, to jest to fakt z książki i serial wciąż jest nadrzędny.</text:p>
      <text:p text:style-name="P4"/>
      <text:p text:style-name="P4">Czas na podsumowanie. Obie książki są pięknie wydane i na pewno można uznać je za cenne eksponaty w kolekcji dowolnego fana kucyków. Nie dostarczają zbyt wielkiej wiedzy o kanonie, choć o samym procesie produkcji już całkiem sporo. W kwestii zgodności z serialem przewodnik nie przeszkadza kanonowi, ale pamiętnik już trochę tak. Jednak jest to kwestia, która mierzwi dość wąska grupę fanów, więc nie mogę jej uznać za większą wadę, szczególnie że wpisuje się w politykę swobodnego podejścia przedmiotów kolekcjonerskich do kanonu.</text:p>
      <text:p text:style-name="P4"/>
      <text:p text:style-name="P4">Zatem zarówno pamiętnik, jak i leksykon to warte swoich pieniędzy, wspaniałe pozycje, które można z dumą czytać i ustawić na półce.</text:p>
      <text:p text:style-name="P3"><text:soft-page-break/><text:s/></text:p>
      <text:p text:style-name="P2"><text:s text:c="1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0T01:58:12.816000000</dc:date>
    <meta:editing-duration>PT7H47M7S</meta:editing-duration>
    <meta:document-statistic meta:table-count="0" meta:image-count="0" meta:object-count="0" meta:page-count="7" meta:paragraph-count="83" meta:word-count="2163" meta:character-count="14781" meta:non-whitespace-character-count="12662"/>
  </office:meta>
</office:document-meta>
</file>